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fo:background-color="transparen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b54e8" fo:background-color="transparen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b54e8" officeooo:paragraph-rsid="00244acf" fo:background-color="transparen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b54e8" officeooo:paragraph-rsid="00226656" fo:background-color="transparen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paragraph-rsid="00325b6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64a01" officeooo:paragraph-rsid="00164a0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26656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paragraph-rsid="002edbf9" fo:background-color="transparen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26656" officeooo:paragraph-rsid="00226656" fo:background-color="transparen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63901" officeooo:paragraph-rsid="00263901" fo:background-color="transparen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b54e8" fo:background-color="transparen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b54e8" officeooo:paragraph-rsid="00244acf" fo:background-color="transparent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b54e8" officeooo:paragraph-rsid="0026058c" fo:background-color="transparen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3ed464" officeooo:paragraph-rsid="003ed464" fo:background-color="transparen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ce181e" fo:font-weight="bold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54e8" style:font-weight-asian="bold" style:font-weight-complex="bold"/>
    </style:style>
    <style:style style:name="T3" style:family="text">
      <style:text-properties fo:font-weight="bold" officeooo:rsid="00226656" style:font-weight-asian="bold" style:font-weight-complex="bold"/>
    </style:style>
    <style:style style:name="T4" style:family="text">
      <style:text-properties officeooo:rsid="002e8b4f"/>
    </style:style>
    <style:style style:name="T5" style:family="text">
      <style:text-properties officeooo:rsid="00325b6e"/>
    </style:style>
    <style:style style:name="T6" style:family="text">
      <style:text-properties officeooo:rsid="0034ee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Technologies – Assignment 3</text:p>
      <text:p text:style-name="P1">Note : To solve below queries use “sales” database</text:p>
      <text:p text:style-name="P1">Use appropriate SQL functions to solve following queries.</text:p>
      <text:p text:style-name="P2"/>
      <text:p text:style-name="P2">1. Write a query that selects the first customer, in alphabetical</text:p>
      <text:p text:style-name="P2">order, whose name begins with G.</text:p>
      <text:p text:style-name="P8">select cname from CUSTOMERS </text:p>
      <text:p text:style-name="P8">where cname like 'G%'</text:p>
      <text:p text:style-name="P8">order by cname asc</text:p>
      <text:p text:style-name="P10">limit 1;</text:p>
      <text:p text:style-name="P8"/>
      <text:p text:style-name="P2">2. Write a query that selects all customers whose names begin with</text:p>
      <text:p text:style-name="P2">the letter ‘C’.</text:p>
      <text:p text:style-name="P2"/>
      <text:p text:style-name="P8">select cname from CUSTOMERS where cname like 'c%';</text:p>
      <text:p text:style-name="P2"/>
      <text:p text:style-name="P2">3. Write a query that counts all orders for October 3.</text:p>
      <text:p text:style-name="P2"/>
      <text:p text:style-name="P8">mysql&gt; SELECT COUNT(onum) COUNT FROM ORDERS WHERE ODATE='199010-03';</text:p>
      <text:p text:style-name="P9">SELECT COUNT(onum) COUNT FROM ORDERS WHERE <text:s/><text:span text:style-name="T5">month(</text:span>ODATE<text:span text:style-name="T5">) = 10 and date(odate)=3;</text:span></text:p>
      <text:p text:style-name="P2"/>
      <text:p text:style-name="P2">4. Write a query that counts the number of different non-NULL city values in the Customers table.</text:p>
      <text:p text:style-name="P2"/>
      <text:p text:style-name="P2"><text:s/></text:p>
      <text:p text:style-name="P8">mysql&gt; select count(city) from CUSTOMERS where not isnull(city) ;</text:p>
      <text:p text:style-name="P8"/>
      <text:p text:style-name="P2">5. Find avarage commission of salespeople in London.</text:p>
      <text:p text:style-name="P2"/>
      <text:p text:style-name="P8">mysql&gt; SELECT AVG(comm) from SALESPEOPLE where city ='london';</text:p>
      <text:p text:style-name="P8"/>
      <text:p text:style-name="P2">6.Extract cnum ,cname and city from customer table if and only if</text:p>
      <text:p text:style-name="P2">one or more of the customers in the table are located in San Jose.</text:p>
      <text:p text:style-name="P8">mysql&gt; SELECT cnum,cname,city from CUSTOMERS where city = 'san jose';</text:p>
      <text:p text:style-name="P2"/>
      <text:p text:style-name="P1">Note : To solve below queries use “hr” database</text:p>
      <text:p text:style-name="P1">Use appropriate SQL functions to solve following queries.</text:p>
      <text:p text:style-name="P1"/>
      <text:p text:style-name="P2">1. Display first name and last name after converting the first letter of each name to upper case and the rest to lower case.</text:p>
      <text:p text:style-name="P8"/>
      <text:p text:style-name="P8"><text:s/>SELECT Concat(UPPER(substr(first_name,1,1)),(substr(first_name,2))) AS ABCD,Concat(UPPER(substr(Last_name,1,1)),(substr(last_name,2))) AS GANESH FROM employees;</text:p>
      <text:p text:style-name="P8"/>
      <text:p text:style-name="P8">2. <text:span text:style-name="T1">Display the first word in job title.</text:span></text:p>
      <text:p text:style-name="P8">SELECT substr(JOB_TITLE,1,instr(JOB_TITLE,' ')) as ganesh from jobs;</text:p>
      <text:p text:style-name="P2"/>
      <text:p text:style-name="P2"/>
      <text:p text:style-name="P2">3. Display the length of first name for employees where last name</text:p>
      <text:p text:style-name="P2">contain character ‘b’ after 3rd position.</text:p>
      <text:p text:style-name="P16">mysql&gt; SELECT FIRST_NAME,LAST_NAME, length(FIRST_NAME) FROM employees WHERE LAST_NAME <text:s/>LIKE <text:s/>"___%b%";</text:p>
      <text:p text:style-name="P16"/>
      <text:p text:style-name="P5"/>
      <text:p text:style-name="P5"/>
      <text:p text:style-name="P5"><text:soft-page-break/></text:p>
      <text:p text:style-name="P5">4. Display first name in upper case and email address in lower case for employees where the first name and email address are same irrespective of the case.</text:p>
      <text:p text:style-name="P5"/>
      <text:p text:style-name="P14"><text:span text:style-name="T2">A</text:span><text:span text:style-name="T1">NS:</text:span> mysql&gt; SELECT UPPER(FIRST_NAME), LOWER(EMAIL) from employees where FIRST_NAME=EMAIL; </text:p>
      <text:p text:style-name="P5"/>
      <text:p text:style-name="P6">5. Display first name, salary, and round the salary to thousands.</text:p>
      <text:p text:style-name="P6"/>
      <text:p text:style-name="P17">mysql&gt; SELECT FIRST_NAME, <text:span text:style-name="T6">SALARY,</text:span>round(SALARY,-3) from employees;</text:p>
      <text:p text:style-name="P6"/>
      <text:p text:style-name="P6"/>
      <text:p text:style-name="P6">6. Display employee ID and the date on which he ended his previous job.</text:p>
      <text:p text:style-name="P6"/>
      <text:p text:style-name="P6"/>
      <text:p text:style-name="P5"/>
      <text:p text:style-name="P5">7. Display first name and date of first salary of the employees.</text:p>
      <text:p text:style-name="P5"/>
      <text:p text:style-name="P16">mysql&gt; SELECT FIRST_NAME, HIRE_DATE, ADDDATE(HIRE_DATE,INTERVAL 30 day) SALARY_DATE from employees;</text:p>
      <text:p text:style-name="P5"/>
      <text:p text:style-name="P5">8. Display first name and experience of the employees.</text:p>
      <text:p text:style-name="P11"/>
      <text:p text:style-name="P5"/>
      <text:p text:style-name="P5">9. Display first name of employees who joined in 2001 .</text:p>
      <text:p text:style-name="P5"/>
      <text:p text:style-name="P18">mysql&gt; SELECT FIRST_NAME from employees where year(HIRE_DATE)=2001;</text:p>
      <text:p text:style-name="P5"/>
      <text:p text:style-name="P5">10. Display employees who joined in the current year.</text:p>
      <text:p text:style-name="P5"/>
      <text:p text:style-name="P16">mysql&gt; SELECT FIRST_NAME from employees where year(HIRE_DATE)=year(now());</text:p>
      <text:p text:style-name="P7"><text:s/></text:p>
      <text:p text:style-name="P12"><text:span text:style-name="T3">1</text:span><text:span text:style-name="T2">1. Display the number of days between system date and 1st January <text:s/>2011.</text:span></text:p>
      <text:p text:style-name="P7"/>
      <text:p text:style-name="P15">mysql&gt; SELECT DATEDIFF(sysdate(),'2011-01-01') AS DAYS from dual;</text:p>
      <text:p text:style-name="P7"/>
      <text:p text:style-name="P5">12. Display number of employees joined after 15th of the month.</text:p>
      <text:p text:style-name="P16">select count(*) from job_history where day(START_date)&gt;15;</text:p>
      <text:p text:style-name="P5"/>
      <text:p text:style-name="P5">13. Display third highest salary of employees.</text:p>
      <text:p text:style-name="P16">SELECT DISTINCT SALARY AS SORTed from employees order by sorted desc limit 2,1;</text:p>
      <text:p text:style-name="P11"/>
      <text:p text:style-name="P11"/>
      <text:p text:style-name="P11"/>
      <text:p text:style-name="P3">Note : To solve below queries use “spj” database</text:p>
      <text:p text:style-name="P3">Use appropriate SQL functions to solve following queries.</text:p>
      <text:p text:style-name="P4"/>
      <text:p text:style-name="P4"/>
      <text:p text:style-name="P3"/>
      <text:p text:style-name="P4">1. Display all the Suppliers, belonging to cities starting with the letter ‘L’.</text:p>
      <text:p text:style-name="P11">-select * from S where city LIKE 'l%'</text:p>
      <text:p text:style-name="P4"/>
      <text:p text:style-name="P4">2. Display all the Projects, with the third letter in JNAME as ‘n’.</text:p>
      <text:p text:style-name="P4"/>
      <text:p text:style-name="P4">3. Display all the Supplier names with the initial letter capital.</text:p>
      <text:p text:style-name="P13">select <text:span text:style-name="T4">concat(UPPER(substr(sname,1,1))</text:span> , <text:span text:style-name="T4">LOWER(substr(sname,2))) </text:span>from S ;</text:p>
      <text:p text:style-name="P4"/>
      <text:p text:style-name="P4">4. Display all the Supplier names in upper case.</text:p>
      <text:p text:style-name="P4"><text:soft-page-break/></text:p>
      <text:p text:style-name="P4">5. Display all the Supplier names in lower case.</text:p>
      <text:p text:style-name="P4"/>
      <text:p text:style-name="P4">6. Display the Supplier names and the lengths of the names.</text:p>
      <text:p text:style-name="P11">mysql&gt; select sname,length(sname) from S ;</text:p>
      <text:p text:style-name="P4"/>
      <text:p text:style-name="P4">7. Display the current day (e.g. Thursday).</text:p>
      <text:p text:style-name="P11">SELECT DAYNAME(SYSDATE()) FROM DUAL;</text:p>
      <text:p text:style-name="P11"/>
      <text:p text:style-name="P4">8. Display the minimum Status in the Supplier table.</text:p>
      <text:p text:style-name="P4"/>
      <text:p text:style-name="P4">9. Display the maximum Weight in the Parts table.</text:p>
      <text:p text:style-name="P4"/>
      <text:p text:style-name="P4">10. Display the average Weight of the Parts.</text:p>
      <text:p text:style-name="P4"/>
      <text:p text:style-name="P4">11. Display the total Quantity sold for part ‘P1’.</text:p>
      <text:p text:style-name="P20"/>
      <text:p text:style-name="P20">12. Display all the Supplier names (with ‘la’ replaced by ‘ro’).</text:p>
      <text:p text:style-name="P20">HINT: REPLACE.</text:p>
      <text:p text:style-name="P19">SELECT REPLACE (SNAME,'LA','RO') FROM S;</text:p>
      <text:p text:style-name="P19"/>
      <text:p text:style-name="P20">13. Implement the above command such that ‘l’ is replaced with ‘r’</text:p>
      <text:p text:style-name="P20">and ‘a’ is replaced with ‘o’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6:51:03.454604909</meta:creation-date>
    <meta:generator>LibreOffice/6.0.3.2$Linux_X86_64 LibreOffice_project/00m0$Build-2</meta:generator>
    <dc:date>2019-09-10T22:09:14.732641655</dc:date>
    <meta:editing-duration>PT1H21M19S</meta:editing-duration>
    <meta:editing-cycles>10</meta:editing-cycles>
    <meta:document-statistic meta:table-count="0" meta:image-count="0" meta:object-count="0" meta:page-count="3" meta:paragraph-count="73" meta:word-count="651" meta:character-count="4237" meta:non-whitespace-character-count="3647"/>
  </office:meta>
</office:document-meta>
</file>